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ffffff" loext:opacity="100%" fo:font-size="11pt" fo:letter-spacing="normal" fo:font-weight="normal" officeooo:rsid="0023e15f" officeooo:paragraph-rsid="0023e15f" fo:background-color="#80008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font-size="11pt" fo:letter-spacing="normal" style:font-size-asian="11pt" style:font-size-complex="11pt"/>
    </style:style>
    <style:style style:name="P3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000000" loext:opacity="100%" fo:font-size="11pt" fo:letter-spacing="normal" style:font-size-asian="11pt" style:font-size-complex="11pt"/>
    </style:style>
    <style:style style:name="P4" style:family="paragraph" style:parent-style-name="Standard" style:list-style-name="L1">
      <style:paragraph-properties fo:margin-left="0cm" fo:margin-right="0cm" fo:line-height="115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000000" loext:opacity="100%" fo:font-size="11pt" fo:letter-spacing="normal" style:font-size-asian="11pt" style:font-size-complex="11pt"/>
    </style:style>
    <style:style style:name="P5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000000" loext:opacity="100%" fo:font-size="11pt" fo:letter-spacing="normal" officeooo:rsid="000f2003" officeooo:paragraph-rsid="000f2003" style:font-size-asian="11pt" style:font-size-complex="11pt"/>
    </style:style>
    <style:style style:name="P6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000000" loext:opacity="100%" fo:font-size="11pt" fo:letter-spacing="normal" officeooo:rsid="00147459" officeooo:paragraph-rsid="00147459" style:font-size-asian="11pt" style:font-size-complex="11pt"/>
    </style:style>
    <style:style style:name="P7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000000" loext:opacity="100%" fo:font-size="11pt" fo:letter-spacing="normal" fo:font-weight="bold" officeooo:rsid="000f2003" officeooo:paragraph-rsid="000f2003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000000" loext:opacity="100%" fo:font-size="11pt" fo:letter-spacing="normal" fo:font-weight="bold" officeooo:rsid="00147459" officeooo:paragraph-rsid="00147459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000000" loext:opacity="100%" fo:font-size="11pt" fo:letter-spacing="normal" fo:font-weight="normal" officeooo:rsid="002930ca" officeooo:paragraph-rsid="002930ca" fo:background-color="#fffff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000000" loext:opacity="100%" style:font-name="Droid Sans Mono" fo:font-size="10.5pt" fo:letter-spacing="normal" fo:font-weight="normal" officeooo:rsid="002561c4" officeooo:paragraph-rsid="002561c4" fo:background-color="#fffff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000000" loext:opacity="100%" style:font-name="Droid Sans Mono" fo:font-size="10.5pt" fo:letter-spacing="normal" fo:font-weight="normal" officeooo:rsid="002561c4" officeooo:paragraph-rsid="002f17aa" fo:background-color="#fffff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officeooo:rsid="00147459" officeooo:paragraph-rsid="00147459" style:font-size-asian="11pt" style:font-size-complex="11pt"/>
    </style:style>
    <style:style style:name="P13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officeooo:rsid="0015cf30" officeooo:paragraph-rsid="0015cf30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bold" officeooo:rsid="0016792d" officeooo:paragraph-rsid="0016792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bold" officeooo:rsid="001ed54f" officeooo:paragraph-rsid="001ed54f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bold" officeooo:rsid="002561c4" officeooo:paragraph-rsid="002561c4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bold" officeooo:rsid="002bb55a" officeooo:paragraph-rsid="002bb5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1886bc" officeooo:paragraph-rsid="001886b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16792d" officeooo:paragraph-rsid="0016792d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1b84f0" officeooo:paragraph-rsid="001b84f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1ed54f" officeooo:paragraph-rsid="001ed54f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397cm"/>
        </style:tab-stops>
      </style:paragraph-properties>
      <style:text-properties fo:font-variant="normal" fo:text-transform="none" fo:color="#bf0041" loext:opacity="100%" fo:font-size="11pt" fo:letter-spacing="normal" fo:font-weight="normal" officeooo:rsid="001ed54f" officeooo:paragraph-rsid="001ed54f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21cd10" officeooo:paragraph-rsid="0021cd1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23e15f" officeooo:paragraph-rsid="0023e15f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2561c4" officeooo:paragraph-rsid="002561c4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2bb55a" officeooo:paragraph-rsid="002bb55a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2d2d92" officeooo:paragraph-rsid="002d2d92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rsid="002d931f" officeooo:paragraph-rsid="002d931f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font-variant="normal" fo:text-transform="none" fo:color="#bf0041" loext:opacity="100%" fo:font-size="11pt" fo:letter-spacing="normal" fo:font-weight="normal" officeooo:paragraph-rsid="0022e04f"/>
    </style:style>
    <style:style style:name="P30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3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26d63e" fo:background-color="#ffffff"/>
    </style:style>
    <style:style style:name="P33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0.688cm"/>
        </style:tab-stops>
      </style:paragraph-properties>
      <style:text-properties fo:color="#000000" loext:opacity="100%" fo:font-size="11pt" fo:font-weight="normal" officeooo:paragraph-rsid="002930ca" fo:background-color="#ffffff"/>
    </style:style>
    <style:style style:name="T1" style:family="text">
      <style:text-properties style:font-name="Inter" fo:font-style="normal"/>
    </style:style>
    <style:style style:name="T2" style:family="text">
      <style:text-properties style:font-name="Inter" fo:font-style="normal" fo:font-weight="normal"/>
    </style:style>
    <style:style style:name="T3" style:family="text">
      <style:text-properties style:font-name="Inter" fo:font-style="normal" fo:font-weight="normal" officeooo:rsid="000a3c13"/>
    </style:style>
    <style:style style:name="T4" style:family="text">
      <style:text-properties style:font-name="Inter" fo:font-style="normal" fo:font-weight="normal" officeooo:rsid="00135902"/>
    </style:style>
    <style:style style:name="T5" style:family="text">
      <style:text-properties style:font-name="Inter" fo:font-style="normal" fo:font-weight="normal" officeooo:rsid="0015ce53"/>
    </style:style>
    <style:style style:name="T6" style:family="text">
      <style:text-properties style:font-name="Inter" fo:font-style="normal" officeooo:rsid="000a3c13"/>
    </style:style>
    <style:style style:name="T7" style:family="text">
      <style:text-properties style:font-name="Inter" fo:font-style="normal" fo:font-weight="bold" officeooo:rsid="000a3c13" style:font-weight-asian="bold" style:font-weight-complex="bold"/>
    </style:style>
    <style:style style:name="T8" style:family="text">
      <style:text-properties style:font-name="Inter" fo:font-style="normal" officeooo:rsid="00199be7"/>
    </style:style>
    <style:style style:name="T9" style:family="text">
      <style:text-properties style:font-name="Inter" fo:font-style="normal" officeooo:rsid="002d2d92" loext:padding-left="0.049cm" loext:padding-right="0cm" loext:padding-top="0.049cm" loext:padding-bottom="0.049cm" loext:border-left="0.06pt solid #e1e5eb" loext:border-right="none" loext:border-top="0.06pt solid #e1e5eb" loext:border-bottom="0.06pt solid #e1e5eb"/>
    </style:style>
    <style:style style:name="T10" style:family="text">
      <style:text-properties style:font-name="Inter" fo:font-style="normal" officeooo:rsid="002f17aa" loext:padding-left="0.049cm" loext:padding-right="0cm" loext:padding-top="0.049cm" loext:padding-bottom="0.049cm" loext:border-left="0.06pt solid #e1e5eb" loext:border-right="none" loext:border-top="0.06pt solid #e1e5eb" loext:border-bottom="0.06pt solid #e1e5eb"/>
    </style:style>
    <style:style style:name="T11" style:family="text">
      <style:text-properties style:font-name="Inter" fo:font-size="11pt" fo:font-style="normal" officeooo:rsid="002c0be4" loext:padding-left="0.049cm" loext:padding-right="0cm" loext:padding-top="0.049cm" loext:padding-bottom="0.049cm" loext:border-left="0.06pt solid #e1e5eb" loext:border-right="none" loext:border-top="0.06pt solid #e1e5eb" loext:border-bottom="0.06pt solid #e1e5eb"/>
    </style:style>
    <style:style style:name="T12" style:family="text">
      <style:text-properties style:font-name="Inter" fo:font-size="11pt" fo:font-style="normal" officeooo:rsid="002bb55a" loext:padding-left="0.049cm" loext:padding-right="0cm" loext:padding-top="0.049cm" loext:padding-bottom="0.049cm" loext:border-left="0.06pt solid #e1e5eb" loext:border-right="none" loext:border-top="0.06pt solid #e1e5eb" loext:border-bottom="0.06pt solid #e1e5eb"/>
    </style:style>
    <style:style style:name="T13" style:family="text">
      <style:text-properties fo:font-variant="normal" fo:text-transform="none" style:font-name="Inter" fo:letter-spacing="normal" fo:font-style="normal" officeooo:rsid="002930ca" style:font-size-asian="11pt" style:font-weight-asian="normal" style:font-size-complex="11pt" style:font-weight-complex="normal"/>
    </style:style>
    <style:style style:name="T14" style:family="text">
      <style:text-properties fo:color="#bf0041" loext:opacity="100%" style:font-name="Inter" fo:font-style="normal" fo:font-weight="normal"/>
    </style:style>
    <style:style style:name="T15" style:family="text">
      <style:text-properties fo:color="#000000" loext:opacity="100%" style:font-name="Inter" fo:font-style="normal"/>
    </style:style>
    <style:style style:name="T16" style:family="text">
      <style:text-properties fo:color="#000000" loext:opacity="100%" style:font-name="Inter" fo:font-style="normal" fo:font-weight="normal"/>
    </style:style>
    <style:style style:name="T17" style:family="text">
      <style:text-properties fo:color="#000000" loext:opacity="100%" style:font-name="Inter" fo:font-style="normal" fo:font-weight="normal" officeooo:rsid="0015ce53"/>
    </style:style>
    <style:style style:name="T18" style:family="text">
      <style:text-properties fo:color="#000000" loext:opacity="100%" style:font-name="Inter" fo:font-style="normal" officeooo:rsid="00199be7"/>
    </style:style>
    <style:style style:name="T19" style:family="text">
      <style:text-properties fo:color="#000000" loext:opacity="100%" style:font-name="Inter" fo:font-style="normal" fo:font-weight="bold" style:font-weight-asian="bold" style:font-weight-complex="bold"/>
    </style:style>
    <style:style style:name="T20" style:family="text">
      <style:text-properties fo:color="#000000" loext:opacity="100%" style:font-name="Inter" fo:font-style="normal" officeooo:rsid="001d80e8"/>
    </style:style>
    <style:style style:name="T21" style:family="text">
      <style:text-properties fo:color="#000000" loext:opacity="100%" style:font-name="Inter" fo:font-style="normal" officeooo:rsid="0021cd10" style:font-size-asian="11pt" style:font-weight-asian="normal" style:font-size-complex="11pt" style:font-weight-complex="normal"/>
    </style:style>
    <style:style style:name="T22" style:family="text">
      <style:text-properties fo:color="#000000" loext:opacity="100%" style:font-name="Inter" fo:font-style="normal" officeooo:rsid="0023e15f" style:font-size-asian="11pt" style:font-weight-asian="normal" style:font-size-complex="11pt" style:font-weight-complex="normal"/>
    </style:style>
    <style:style style:name="T23" style:family="text">
      <style:text-properties fo:color="#000000" loext:opacity="100%" style:font-name="Inter" fo:font-style="normal" officeooo:rsid="002c0be4"/>
    </style:style>
    <style:style style:name="T24" style:family="text">
      <style:text-properties fo:color="#ffffff" loext:opacity="100%" style:font-name="Inter" fo:font-size="12pt" fo:font-style="normal" fo:background-color="#800080" loext:char-shading-value="0"/>
    </style:style>
    <style:style style:name="T25" style:family="text">
      <style:text-properties fo:color="#ffffff" loext:opacity="100%" fo:background-color="#800080" loext:char-shading-value="0"/>
    </style:style>
    <style:style style:name="T26" style:family="text">
      <style:text-properties fo:color="#ffffff" loext:opacity="100%" style:font-name="SFMono-Regular" fo:font-size="12pt" fo:font-style="normal" fo:background-color="#800080" loext:char-shading-value="0" loext:padding-left="0.049cm" loext:padding-right="0cm" loext:padding-top="0.049cm" loext:padding-bottom="0.049cm" loext:border-left="0.06pt solid #e1e5eb" loext:border-right="none" loext:border-top="0.06pt solid #e1e5eb" loext:border-bottom="0.06pt solid #e1e5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Orquestrando Containers com Docker Compose<text:tab/><text:tab/><text:tab/><text:tab/></text:span><text:span text:style-name="T3">10/11/2022</text:span></text:p>
      <text:p text:style-name="P2"><text:span text:style-name="T3"/></text:p>
      <text:p text:style-name="P2"><text:span text:style-name="T7">Você será capaz de:</text:span></text:p>
      <text:p text:style-name="P3"><text:span text:style-name="T3"/></text:p>
      <text:list xml:id="list3180381165" text:style-name="L1">
        <text:list-item>
          <text:p text:style-name="P4"><text:span text:style-name="T3">Instalar e utilizar a ferramenta docker-compose;</text:span></text:p>
        </text:list-item>
        <text:list-item>
          <text:p text:style-name="P4"><text:span text:style-name="T3">Entender a relação entre a ferramenta docker-compose e o Docker, e porque usamos ambos;</text:span></text:p>
        </text:list-item>
        <text:list-item>
          <text:p text:style-name="P4"><text:span text:style-name="T3">Gerenciar redes virtuais, utilizando-as para a comunicação e isolamento entre os contêineres;</text:span></text:p>
        </text:list-item>
        <text:list-item>
          <text:p text:style-name="P4"><text:span text:style-name="T3">Persistir dados dos contêineres utilizando volumes;</text:span></text:p>
        </text:list-item>
        <text:list-item>
          <text:p text:style-name="P4"><text:span text:style-name="T3">Criar arquivos compose para gerenciar todo seu ambiente com contêineres;</text:span></text:p>
        </text:list-item>
        <text:list-item>
          <text:p text:style-name="P4"><text:span text:style-name="T3">Entender e gerenciar Services, Network e Volumes, que são novos conceitos trazidos pelo Docker Compose.</text:span></text:p>
        </text:list-item>
      </text:list>
      <text:p text:style-name="P3"><text:span text:style-name="T3"/></text:p>
      <text:p text:style-name="P7"><text:span text:style-name="T6">D</text:span><text:span text:style-name="T1">ocker compose:</text:span></text:p>
      <text:p text:style-name="P5"><text:span text:style-name="T2">Permite que possamos organizar os container interligando eles no Back-end, front-end e banco de dados. </text:span><text:span text:style-name="T4">Dessa forma não vamos precisar gerar todos os comandos necessários.</text:span></text:p>
      <text:p text:style-name="P5"><text:span text:style-name="T4"/></text:p>
      <text:p text:style-name="P8"><text:span text:style-name="T1">E QUANDO O CONTAINER APRESENTAR UM PROBLEMA</text:span><text:span text:style-name="T8">(restart)</text:span><text:span text:style-name="T1">?</text:span></text:p>
      <text:p text:style-name="P6"><text:span text:style-name="T2">Existe 4 politicas de reinicialização pelo Compose, são elas:</text:span></text:p>
      <text:p text:style-name="P6"><text:span text:style-name="T2"/></text:p>
      <text:p text:style-name="P6"><text:span text:style-name="T14">no: </text:span><text:span text:style-name="T2">padrão, o container não reiniciar automaticamente.</text:span></text:p>
      <text:p text:style-name="P12"><text:span text:style-name="T2">On-failure: </text:span><text:span text:style-name="T16">será reiniciado caso aconteça alguma falha apontada pelo </text:span><text:span text:style-name="T2">exit </text:span><text:span text:style-name="T5">code,</text:span><text:span text:style-name="T17"> diferente de zero.</text:span></text:p>
      <text:p text:style-name="P13"><text:span text:style-name="T5">A</text:span><text:span text:style-name="T2">lways:</text:span><text:span text:style-name="T16"> sempre que o servidor parar, será finalizado sua execução, devera ser reiniciado.</text:span></text:p>
      <text:p text:style-name="P13"><text:span text:style-name="T2">Unless-stopped:</text:span><text:span text:style-name="T16"> o container sempre sera reinciiado (ao menos que, uitilizemos o comando docker stop &lt;container&gt;)</text:span></text:p>
      <text:p text:style-name="P13"><text:span text:style-name="T16"/></text:p>
      <text:p text:style-name="P14"><text:span text:style-name="T15">VARIÁVEL DE AMBIENTE</text:span><text:span text:style-name="T18">(environment)</text:span><text:span text:style-name="T15">:</text:span></text:p>
      <text:p text:style-name="P18"><text:span text:style-name="T15">serve para referenciar determinada chave:</text:span></text:p>
      <text:p text:style-name="P18"><text:span text:style-name="T15">DB_USER <text:tab/><text:tab/>→ referencia o nome do usuario</text:span></text:p>
      <text:p text:style-name="P18"><text:span text:style-name="T15">DB_PASSWORD <text:tab/>→ referencia a senha</text:span></text:p>
      <text:p text:style-name="P19"><text:span text:style-name="T15"/></text:p>
      <text:p text:style-name="P20"><text:span text:style-name="T19">DEPENDÊNCIA ENTRE SERVIÇOS(depends_on):</text:span></text:p>
      <text:p text:style-name="P20"><text:span text:style-name="T15">É uma forma de criar dependências entre servições.</text:span></text:p>
      <text:p text:style-name="P20"><text:span text:style-name="T15">É </text:span><text:span text:style-name="T20">como uma ordem de qual serviço será executado primeiro.</text:span></text:p>
      <text:p text:style-name="P20"><text:span text:style-name="T20"/></text:p>
      <text:p text:style-name="P20"><text:span text:style-name="T20"/></text:p>
      <text:p text:style-name="P20"><text:span text:style-name="T20"/></text:p>
      <text:p text:style-name="P15"><text:soft-page-break/><text:span text:style-name="T20">R</text:span><text:span text:style-name="T15">esumindo o que foi feito anteriormente: </text:span></text:p>
      <text:p text:style-name="P21"><text:span text:style-name="T15">Três serviços, um deles usando uma imagem Docker pronta e dois com arquivo Dockerfile;</text:span></text:p>
      <text:list xml:id="list2738713298" text:style-name="L2">
        <text:list-item>
          <text:p text:style-name="P22"><text:span text:style-name="T15">Mapeamos as portas de conexão;</text:span></text:p>
        </text:list-item>
        <text:list-item>
          <text:p text:style-name="P22"><text:span text:style-name="T15">Configuramos a política de reinicialização;</text:span></text:p>
        </text:list-item>
        <text:list-item>
          <text:p text:style-name="P22"><text:span text:style-name="T15">Criamos uma variável de ambiente;</text:span></text:p>
        </text:list-item>
        <text:list-item>
          <text:p text:style-name="P22"><text:span text:style-name="T15">Definimos a ordem de subida dos serviços.</text:span></text:p>
          <text:p text:style-name="P22"><text:span text:style-name="T15"/></text:p>
        </text:list-item>
      </text:list>
      <text:p text:style-name="P29"><text:span text:style-name="T21">Agora vamos subi</text:span><text:span text:style-name="T22">r </text:span><text:span text:style-name="T21">(executar) o nosso comando:</text:span></text:p>
      <text:p text:style-name="P29"><text:span text:style-name="T24">docker-compose up</text:span></text:p>
      <text:p text:style-name="P23"><text:span text:style-name="T15"/></text:p>
      <text:p text:style-name="P24"><text:span text:style-name="T15">Verificando o status dos serviços:</text:span></text:p>
      <text:p text:style-name="P1"><text:span text:style-name="T1">docker-compose ps</text:span></text:p>
      <text:p text:style-name="P25"><text:span text:style-name="T15"/></text:p>
      <text:p text:style-name="P16"><text:span text:style-name="T15">RECONSTRUINDO A IMAGEM DOCKER</text:span></text:p>
      <text:p text:style-name="P10"><text:span text:style-name="T1">Muitas vezes precisamos reconstruir a imagem, ou seja forçar a execução do (docker build) para isso vamos fazer algumas alterações...</text:span></text:p>
      <text:p text:style-name="P30"/>
      <text:p text:style-name="P31">#dockerfile/front: vamos substituir a linha de código ENTRYPOINT</text:p>
      <text:p text:style-name="P32">#no terminal: utilizar o comando para atualizar o front-end <text:s/><text:span text:style-name="T25"><text:s/>docker-compose up -d --build</text:span></text:p>
      <text:p text:style-name="P31"/>
      <text:p text:style-name="P33"><text:span text:style-name="T13">Agora vamos descer (PARAR a execução) de todos os serviços do compose</text:span></text:p>
      <text:p text:style-name="P9"><text:span text:style-name="Source_20_Text"><text:span text:style-name="T26">docker-compose down</text:span></text:span></text:p>
      <text:p text:style-name="P17"><text:span text:style-name="T15">SUBINDO SERVIÇOS ESPECÍFICOS:</text:span></text:p>
      <text:p text:style-name="P26"><text:span text:style-name="T15">Para executar um componente precisamos no terminal:<text:line-break/>docker-compose up backend</text:span></text:p>
      <text:p text:style-name="P26"><text:span text:style-name="T15"/></text:p>
      <text:p text:style-name="P26"><text:span text:style-name="T15">Para ver os logs da execução </text:span></text:p>
      <text:p text:style-name="P26"><text:span text:style-name="T15">docker-compose logs backend</text:span></text:p>
      <text:p text:style-name="P26"><text:span text:style-name="T15"/></text:p>
      <text:p text:style-name="P26"><text:span text:style-name="T23">P</text:span><text:span text:style-name="T15">ara limitar a quantidade de logs:</text:span></text:p>
      <text:p text:style-name="P26"><text:span text:style-name="T15">docker-compose logs --tail 5 database</text:span></text:p>
      <text:p text:style-name="P26"><text:span text:style-name="T15"/></text:p>
      <text:p text:style-name="P27"><text:span text:style-name="T15">Para sair de um container:<text:line-break/>CTRL + C</text:span></text:p>
      <text:p text:style-name="P27"><text:span text:style-name="T15"/></text:p>
      <text:p text:style-name="P28"><text:span text:style-name="T15">Para remover os container:</text:span></text:p>
      <text:p text:style-name="P28"><text:span text:style-name="T15">docker-compose down</text:span></text:p>
      <text:p text:style-name="P11"><text:soft-page-break/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3:21:03.689406517</meta:creation-date>
    <dc:date>2022-11-10T16:37:21.024947856</dc:date>
    <meta:editing-duration>PT3H16M7S</meta:editing-duration>
    <meta:editing-cycles>32</meta:editing-cycles>
    <meta:generator>LibreOffice/7.3.6.2$Linux_X86_64 LibreOffice_project/30$Build-2</meta:generator>
    <meta:document-statistic meta:table-count="0" meta:image-count="0" meta:object-count="0" meta:page-count="3" meta:paragraph-count="49" meta:word-count="383" meta:character-count="2590" meta:non-whitespace-character-count="2258"/>
  </office:meta>
</office:document-meta>
</file>